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style:font-size-asian="12.25pt" style:font-size-complex="14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16pt" style:font-size-asian="16pt" style:font-size-complex="16pt"/>
    </style:style>
    <style:style style:name="T1"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reation of Korssent &amp; The Four Fates </text:p>
      <text:p text:style-name="P4"><text:tab/> To begin with there was only the crude earth and stone of a barren world. Kranos stood upon the place he had willed into existence and was not satisfied. He drove his fist into the ground and from the resulting fissures came angry volcanoes, which took over the rock Kranos had intended to call home.</text:p>
      <text:p text:style-name="P4"><text:tab/>As she watched her brother throw a magma-filled tantrum, Aiyala thought there would be a better way to get a world worth living on. She looked to the skies. Clouds formed at the point of her gaze.</text:p>
      <text:p text:style-name="P1"/>
      <text:p text:style-name="P1"/>
      <text:p text:style-name="P1">The Current Age (1855)</text:p>
      <text:p text:style-name="P4"><text:tab/>1855 is a time in which much of Korssent is at its peak. Minus the recent collapse of the century-old Empire of Dufraine, the Technological Revolution is spurning growth all over the world, providing skilled jobs for the common people, a booming market for investors, and patronage for inventors of fine machines. Korssent bears quite a lot of resemblance to our own Earth, but things have happened quite a bit differently. Magic, a direct connection to the power of the Fates, runs in the blood of the nobility of each nation, resulting in an unusually resilient aristocracy. This aristocracy, as a means of expanding its own power, is also connected to the huge Universities of the major cities of each nation, resulting in a particularly educated ruling class. As a result, political change, solid movements towards democracy that already flourished in our world have largely been stymied in this one. Social and economic change has been greatly accelerated by the concentration of power, but in most countries the people are quite tired of having no say in their own affairs. The rising merchant class, coupled with the skilled artisans, inventors, and mechanics needed to support the Technological Revolution, are a rapidly growing force in the politics of many nations, especially those like Dufraine in which nobility(and therefore a seat on the Chauzian parliament) can be bought if you know the right people. In a few words, Korssent is a powder keg of strife and conflict, technology has brought steel before the people and the merchants are thinking about making some sparks to see what happens.</text:p>
      <text:p text:style-name="P1"/>
      <text:p text:style-name="P1">Nations of Korssent</text:p>
      <text:p text:style-name="P2">Dufraine</text:p>
      <text:p text:style-name="P3"><text:tab/><text:span text:style-name="T1">Dufraine is one of the oldest countries in the world, once a huge empire claiming much of the continent. Unfortunately, the empire fell into a recession in the 1820s that dragged it down to the ground, resulting in a series of uprisings that gutted the government and by 1853 it was a shell of its former self. A minor noble, Jean Duqoc Thoreau, claimed to carry the blood of the popular emperor Thoreau I, lost to war some forty years before. His charisma and dubious claim to royalty were enough to unite the desperate minor nobles and vassals of the bloated corpse of the empire, and they bankrolled the revolution. A few well-timed rallies later, the factory-working masses of Chauz were involved and the old aristocracy made way for the new aristocracy. While they all felt better about life, and a lot of the now major nobles made quite a lot of money, this did little for the economy of the country. At this point it was decided that the charismatic young Thoreau II had done his job well, but the nobles had no need for a new emperor and had him quietly disposed of. </text:span></text:p>
      <text:p text:style-name="P4"/>
      <text:p text:style-name="P4"><text:tab/>This has lead to the state of Dufraine today. Many of the nobles that essentially worked to destroy the empire have fled, selling their estates to the criminals now making a great trade in the lawless country. Chauz, once the seat of the empire, has re-established a functional government, but faces massive financial troubles, resulting in a city which does quite well economically but has to cut <text:soft-page-break/>costs everywhere, mostly from the guardhouses, schools, and hospitals. Most of the other cities haven't even gotten that far, either operating totally lawlessly or under the iron hand of a local Lord who quickly leaped to fill the power vacuum. Dufraine is a fractured country, and its enemies are well aware of it.</text:p>
      <text:p text:style-name="P4"><text:tab/></text:p>
      <text:p text:style-name="P4"><text:tab/>The need for resources drives the countries around Dufraine to make a push for its now barely-unified territory, each nation looking to take a piece for its own, payback for the empire's crimes. The technological boom taking place puts a great of influence with the merchants as well, the loyalties of which are even less reliable. Dufraine is ripe for exploitation, and everyone knows it.</text:p>
      <text:p text:style-name="P4"/>
      <text:p text:style-name="P4"><text:tab/>This has lead to a great deal of emigration, but all hope is not lost. The common people of Dufraine are quite used to hardship, and many of the enterprising inventors and merchants among them indeed see bright opportunities in what the nobles of Chauz call “New Dufraine”. There is optimism in the national character of a Dufranc, tempered with pragmatism and just a pinch of ambition. </text:p>
      <text:p text:style-name="P4"><text:tab/></text:p>
      <text:p text:style-name="P4"><text:tab/></text:p>
      <text:p text:style-name="P4"/>
      <text:p text:style-name="P4"><text:tab/></text:p>
      <text:p text:style-name="P2">Scyllia</text:p>
      <text:p text:style-name="P2"/>
      <text:p text:style-name="P2">Midgart</text:p>
      <text:p text:style-name="P2"/>
      <text:p text:style-name="P2">The Divine Kingdom of Fresia</text:p>
      <text:p text:style-name="P2"/>
      <text:p text:style-name="P2">Quinok</text:p>
      <text:p text:style-name="P2"/>
      <text:p text:style-name="P2">Eurston</text:p>
      <text:p text:style-name="P2"/>
      <text:p text:style-name="P2">Hamash</text:p>
      <text:p text:style-name="P2"/>
      <text:p text:style-name="P2">Krestfalo</text:p>
      <text:p text:style-name="P2"/>
      <text:p text:style-name="P2">Arcadia</text:p>
      <text:p text:style-name="P2"/>
      <text:p text:style-name="P2">Pachu</text:p>
      <text:p text:style-name="P2"/>
      <text:p text:style-name="P2">Ge'Neht</text:p>
      <text:p text:style-name="P2"/>
      <text:p text:style-name="P2">Gaell</text:p>
      <text:p text:style-name="P2"/>
      <text:p text:style-name="P2">Chalpas</text:p>
      <text:p text:style-name="P2"/>
      <text:p text:style-name="P2">Havana</text:p>
      <text:p text:style-name="P2"/>
      <text:p text:style-name="P2"><text:soft-page-break/>Kossov Un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1T14:24:06</meta:creation-date>
    <dc:date>2012-12-13T02:21:39</dc:date>
    <meta:editing-duration>PT17H2M16S</meta:editing-duration>
    <meta:editing-cycles>4</meta:editing-cycles>
    <meta:generator>LibreOffice/3.4$Linux LibreOffice_project/340m1$Build-402</meta:generator>
    <meta:document-statistic meta:table-count="0" meta:image-count="0" meta:object-count="0" meta:page-count="3" meta:paragraph-count="29" meta:word-count="839" meta:character-count="4888" meta:non-whitespace-character-count="4059"/>
  </office:meta>
</office:document-meta>
</file>